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2.431cm"/>
    </style:style>
    <style:style style:name="co3" style:family="table-column">
      <style:table-column-properties fo:break-before="auto" style:column-width="3.27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16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ta1" style:family="table" style:master-page-name="PageStyle_5f_Problema_20_4_20_Folla_20_1">
      <style:table-properties table:display="true" style:writing-mode="lr-tb"/>
    </style:style>
    <style:style style:name="ta2" style:family="table" style:master-page-name="PageStyle_5f_Problema_20_4_20_Folla_20_2">
      <style:table-properties table:display="true" style:writing-mode="lr-tb"/>
    </style:style>
    <style:style style:name="ta3" style:family="table" style:master-page-name="PageStyle_5f_Problema_20_4_20_Folla_20_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5" style:family="table-cell" style:parent-style-name="Default">
      <style:table-cell-properties fo:border-bottom="1.76pt solid #000000" fo:background-color="#ff99cc" style:diagonal-bl-tr="none" style:diagonal-tl-br="none" fo:border-left="1.76pt solid #000000" fo:padding="0.071cm" fo:border-right="0.74pt solid #000000" style:rotation-align="none" fo:border-top="0.74pt solid #000000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13" style:family="table-cell" style:parent-style-name="Default" style:data-style-name="N133">
      <style:table-cell-properties style:diagonal-bl-tr="none" style:diagonal-tl-br="none" fo:background-color="transparent" fo:border="0.74pt solid #000000" fo:padding="0.071cm" style:rotation-align="none"/>
    </style:style>
    <style:style style:name="ce14" style:family="table-cell" style:parent-style-name="Default" style:data-style-name="N133">
      <style:table-cell-properties fo:background-color="#99ccff" style:diagonal-bl-tr="none" style:diagonal-tl-br="none" fo:border="0.74pt solid #000000" fo:padding="0.071cm" style:rotation-align="none"/>
    </style:style>
    <style:style style:name="ce15" style:family="table-cell" style:parent-style-name="Default" style:data-style-name="N133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0.74pt solid #000000"/>
    </style:style>
    <style:style style:name="ce16" style:family="table-cell" style:parent-style-name="Default" style:data-style-name="N133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17" style:family="table-cell" style:parent-style-name="Default" style:data-style-name="N133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8" style:family="table-cell" style:parent-style-name="Default" style:data-style-name="N133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 style:data-style-name="N133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</style:style>
    <style:style style:name="ce22" style:family="table-cell" style:parent-style-name="Default" style:data-style-name="N133">
      <style:table-cell-properties fo:background-color="#ffff00" style:diagonal-bl-tr="none" style:diagonal-tl-br="none" fo:border="0.74pt solid #000000" fo:padding="0.071cm" style:rotation-align="none"/>
    </style:style>
    <style:style style:name="ce23" style:family="table-cell" style:parent-style-name="Default" style:data-style-name="N133">
      <style:table-cell-properties fo:background-color="#00ff00" style:diagonal-bl-tr="none" style:diagonal-tl-br="none" fo:border="0.74pt solid #000000" fo:padding="0.071cm" style:rotation-align="none"/>
    </style:style>
    <style:style style:name="gr1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2cm" fo:min-width="1.76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4cm" fo:min-width="2.32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3cm" fo:min-width="2.32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4cm" fo:min-width="1.76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3cm" fo:min-width="2.32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4cm" fo:min-width="2.32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4cm" fo:min-width="1.76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3cm" fo:min-width="2.3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Puntas_20_de_20_flecha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244cm" fo:min-width="2.3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0% 100%" style:font-name-complex="Arial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-8% 58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blema 4 Foll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5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cuaciones de equilibrio</text:p>
          </table:table-cell>
          <table:table-cell table:style-name="ce8"/>
          <table:table-cell table:number-columns-repeated="2"/>
          <table:table-cell table:style-name="ce6" office:value-type="string" calcext:value-type="string">
            <text:p>Constantes</text:p>
          </table:table-cell>
          <table:table-cell table:number-columns-repeated="58"/>
        </table:table-row>
        <table:table-row table:style-name="ro3">
          <table:table-cell/>
          <table:table-cell table:style-name="ce3" table:formula="of:=[.G5]*[.C10]*[.C11]-[.C12]*[.C13]" office:value-type="float" office:value="0.00000016784866009589" calcext:value-type="float">
            <text:p>1,67848660095893E-07</text:p>
          </table:table-cell>
          <table:table-cell table:style-name="ce9" office:value-type="string" calcext:value-type="string">
            <text:p>K<text:span text:style-name="T2">C1</text:span><text:span text:style-name="T3">C</text:span><text:span text:style-name="T4">A</text:span><text:span text:style-name="T3">C</text:span><text:span text:style-name="T4">B</text:span><text:span text:style-name="T3">-C</text:span><text:span text:style-name="T4">C</text:span><text:span text:style-name="T3">C</text:span><text:span text:style-name="T4">D </text:span><text:span text:style-name="T3">= 0</text:span></text:p>
          </table:table-cell>
          <table:table-cell table:number-columns-repeated="2"/>
          <table:table-cell table:style-name="ce3" office:value-type="string" calcext:value-type="string">
            <text:p>C<text:span text:style-name="T2">A0</text:span>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G6]*[.C11]*[.C12]-[.C14]*[.C15]" office:value-type="float" office:value="0.00000037048350635949" calcext:value-type="float">
            <text:p>3,70483506359487E-07</text:p>
          </table:table-cell>
          <table:table-cell table:style-name="ce10" office:value-type="string" calcext:value-type="string">
            <text:p>K<text:span text:style-name="T2">C2</text:span><text:span text:style-name="T3">C</text:span><text:span text:style-name="T4">B</text:span><text:span text:style-name="T3">C</text:span><text:span text:style-name="T4">C</text:span><text:span text:style-name="T3">-C</text:span><text:span text:style-name="T4">X</text:span><text:span text:style-name="T3">C</text:span><text:span text:style-name="T4">Y </text:span><text:span text:style-name="T3">= 0</text:span></text:p>
          </table:table-cell>
          <table:table-cell table:number-columns-repeated="2"/>
          <table:table-cell table:style-name="ce4" office:value-type="string" calcext:value-type="string">
            <text:p>C<text:span text:style-name="T2">B0</text:span></text:p>
          </table:table-cell>
          <table:table-cell table:style-name="ce10" office:value-type="float" office:value="1.5" calcext:value-type="float">
            <text:p>1,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G7]*[.C10]*[.C14]-[.C16]" office:value-type="float" office:value="0.00000007725676226533" calcext:value-type="float">
            <text:p>7,7256762265332E-08</text:p>
          </table:table-cell>
          <table:table-cell table:style-name="ce10" office:value-type="string" calcext:value-type="string">
            <text:p>K<text:span text:style-name="T2">C3</text:span><text:span text:style-name="T3">C</text:span><text:span text:style-name="T4">A</text:span><text:span text:style-name="T3">C</text:span><text:span text:style-name="T4">X</text:span><text:span text:style-name="T3">-C</text:span><text:span text:style-name="T4">Z </text:span><text:span text:style-name="T3">= 0</text:span></text:p>
          </table:table-cell>
          <table:table-cell table:number-columns-repeated="2"/>
          <table:table-cell table:style-name="ce4" office:value-type="string" calcext:value-type="string">
            <text:p>K<text:span text:style-name="T2">C1</text:span></text:p>
          </table:table-cell>
          <table:table-cell table:style-name="ce10" office:value-type="float" office:value="1.06" calcext:value-type="float">
            <text:p>1,06</text:p>
          </table:table-cell>
          <table:table-cell table:number-columns-repeated="57"/>
        </table:table-row>
        <table:table-row table:style-name="ro4">
          <table:table-cell/>
          <table:table-cell table:style-name="ce5" table:formula="of:=SUM([.B3:.B5])" office:value-type="float" office:value="0.00000061558892872071" calcext:value-type="float">
            <office:annotation draw:style-name="gr1" draw:text-style-name="P2" svg:width="2.268cm" svg:height="0.502cm" svg:x="3.183cm" svg:y="2.302cm" draw:caption-point-x="-0.234cm" draw:caption-point-y="0.3cm">
              <dc:date>2021-12-13T00:00:00</dc:date>
              <text:p text:style-name="P1"><text:span text:style-name="T1">Celda Objetivo</text:span></text:p>
            </office:annotation>
            <text:p>6,15588928720712E-07</text:p>
          </table:table-cell>
          <table:table-cell table:style-name="ce11"/>
          <table:table-cell table:number-columns-repeated="2"/>
          <table:table-cell table:style-name="ce4" office:value-type="string" calcext:value-type="string">
            <text:p>K<text:span text:style-name="T2">C2</text:span></text:p>
          </table:table-cell>
          <table:table-cell table:style-name="ce10" office:value-type="float" office:value="2.63" calcext:value-type="float">
            <text:p>2,63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7" office:value-type="string" calcext:value-type="string">
            <text:p>K<text:span text:style-name="T2">C3</text:span>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table-cell/>
          <table:table-cell table:style-name="ce6" office:value-type="string" calcext:value-type="string">
            <text:p>Parámetros e incógnitas</text:p>
          </table:table-cell>
          <table:table-cell table:number-columns-repeated="3"/>
          <table:table-cell table:style-name="ce2"/>
          <table:table-cell/>
          <table:table-cell table:style-name="ce8"/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Parámetro</text:p>
          </table:table-cell>
          <table:table-cell table:style-name="ce12" office:value-type="string" calcext:value-type="string">
            <text:p>Valor</text:p>
          </table:table-cell>
          <table:table-cell table:style-name="ce9"/>
          <table:table-cell/>
          <table:table-cell table:style-name="ce2" office:value-type="string" calcext:value-type="string">
            <text:p>Solución</text:p>
          </table:table-cell>
          <table:table-cell table:style-name="ce8"/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A</text:span></text:p>
          </table:table-cell>
          <table:table-cell table:style-name="ce13" table:formula="of:=[.G3]-[.C13]-[.C16]" office:value-type="float" office:value="0.420689270298885" calcext:value-type="float">
            <text:p>0,420689</text:p>
          </table:table-cell>
          <table:table-cell table:style-name="ce10" office:value-type="string" calcext:value-type="string">
            <text:p>C<text:span text:style-name="T2">A</text:span><text:span text:style-name="T3"> = C</text:span><text:span text:style-name="T4">A0</text:span><text:span text:style-name="T3"> - C</text:span><text:span text:style-name="T4">D </text:span><text:span text:style-name="T3">-C</text:span><text:span text:style-name="T4">Z</text:span></text:p>
          </table:table-cell>
          <table:table-cell/>
          <table:table-cell table:style-name="ce3" office:value-type="string" calcext:value-type="string">
            <text:p>C<text:span text:style-name="T2">D</text:span></text:p>
          </table:table-cell>
          <table:table-cell table:style-name="ce16" table:formula="of:=[.C13]" office:value-type="float" office:value="0.705334275785534" calcext:value-type="float">
            <text:p>0,705334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B</text:span></text:p>
          </table:table-cell>
          <table:table-cell table:style-name="ce13" table:formula="of:=[.G4]-[.C13]-[.C15]" office:value-type="float" office:value="0.242896986266232" calcext:value-type="float">
            <text:p>0,242897</text:p>
          </table:table-cell>
          <table:table-cell table:style-name="ce10" office:value-type="string" calcext:value-type="string">
            <text:p>C<text:span text:style-name="T2">B</text:span><text:span text:style-name="T3"> = C</text:span><text:span text:style-name="T4">B0</text:span><text:span text:style-name="T3"> - C</text:span><text:span text:style-name="T4">D </text:span><text:span text:style-name="T3">-C</text:span><text:span text:style-name="T4">Y</text:span></text:p>
          </table:table-cell>
          <table:table-cell/>
          <table:table-cell table:style-name="ce4" office:value-type="string" calcext:value-type="string">
            <text:p>C<text:span text:style-name="T2">X</text:span></text:p>
          </table:table-cell>
          <table:table-cell table:style-name="ce17" table:formula="of:=[.C14]" office:value-type="float" office:value="0.177792284032653" calcext:value-type="float">
            <text:p>0,177792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C</text:span></text:p>
          </table:table-cell>
          <table:table-cell table:style-name="ce13" table:formula="of:=[.C13]-[.C15]" office:value-type="float" office:value="0.1535655378373" calcext:value-type="float">
            <text:p>0,153566</text:p>
          </table:table-cell>
          <table:table-cell table:style-name="ce10" office:value-type="string" calcext:value-type="string">
            <text:p>C<text:span text:style-name="T2">C</text:span><text:span text:style-name="T3"> = C</text:span><text:span text:style-name="T4">D </text:span><text:span text:style-name="T3">- C</text:span><text:span text:style-name="T4">Y</text:span></text:p>
          </table:table-cell>
          <table:table-cell/>
          <table:table-cell table:style-name="ce4" office:value-type="string" calcext:value-type="string">
            <text:p>C<text:span text:style-name="T2">Z</text:span></text:p>
          </table:table-cell>
          <table:table-cell table:style-name="ce17" table:formula="of:=[.C16]" office:value-type="float" office:value="0.373976453915581" calcext:value-type="float">
            <text:p>0,373976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D</text:span></text:p>
          </table:table-cell>
          <table:table-cell table:style-name="ce14" office:value-type="float" office:value="0.705334275785534" calcext:value-type="float">
            <office:annotation draw:style-name="gr2" draw:text-style-name="P2" svg:width="2.825cm" svg:height="0.504cm" svg:x="5.419cm" svg:y="5.953cm" draw:caption-point-x="0.801cm" draw:caption-point-y="0.433cm">
              <dc:date>2021-12-13T00:00:00</dc:date>
              <text:p text:style-name="P1"><text:span text:style-name="T1">Celda cambiante</text:span></text:p>
            </office:annotation>
            <text:p>0,705334</text:p>
          </table:table-cell>
          <table:table-cell table:style-name="ce10"/>
          <table:table-cell/>
          <table:table-cell table:style-name="ce4" office:value-type="string" calcext:value-type="string">
            <text:p>C<text:span text:style-name="T2">A</text:span></text:p>
          </table:table-cell>
          <table:table-cell table:style-name="ce17" table:formula="of:=[.C10]" office:value-type="float" office:value="0.420689270298885" calcext:value-type="float">
            <text:p>0,420689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X</text:span></text:p>
          </table:table-cell>
          <table:table-cell table:style-name="ce14" office:value-type="float" office:value="0.177792284032653" calcext:value-type="float">
            <office:annotation draw:style-name="gr3" draw:text-style-name="P2" svg:width="2.824cm" svg:height="0.503cm" svg:x="6.453cm" svg:y="6.429cm" draw:caption-point-x="-0.233cm" draw:caption-point-y="0.513cm">
              <dc:date>2021-12-13T00:00:00</dc:date>
              <text:p text:style-name="P1"><text:span text:style-name="T1">Celda cambiante</text:span></text:p>
            </office:annotation>
            <text:p>0,177792</text:p>
          </table:table-cell>
          <table:table-cell table:style-name="ce10"/>
          <table:table-cell/>
          <table:table-cell table:style-name="ce4" office:value-type="string" calcext:value-type="string">
            <text:p>C<text:span text:style-name="T2">B</text:span></text:p>
          </table:table-cell>
          <table:table-cell table:style-name="ce17" table:formula="of:=[.C11]" office:value-type="float" office:value="0.242896986266232" calcext:value-type="float">
            <text:p>0,242897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Y</text:span></text:p>
          </table:table-cell>
          <table:table-cell table:style-name="ce13" table:formula="of:=[.C14]+[.C16]" office:value-type="float" office:value="0.551768737948234" calcext:value-type="float">
            <text:p>0,551769</text:p>
          </table:table-cell>
          <table:table-cell table:style-name="ce10" office:value-type="string" calcext:value-type="string">
            <text:p>C<text:span text:style-name="T2">Y</text:span><text:span text:style-name="T3"> = C</text:span><text:span text:style-name="T4">X </text:span><text:span text:style-name="T3">+ C</text:span><text:span text:style-name="T4">Z</text:span></text:p>
          </table:table-cell>
          <table:table-cell/>
          <table:table-cell table:style-name="ce4" office:value-type="string" calcext:value-type="string">
            <text:p>C<text:span text:style-name="T2">C</text:span></text:p>
          </table:table-cell>
          <table:table-cell table:style-name="ce17" table:formula="of:=[.C12]" office:value-type="float" office:value="0.1535655378373" calcext:value-type="float">
            <text:p>0,153566</text:p>
          </table:table-cell>
          <table:table-cell table:number-columns-repeated="57"/>
        </table:table-row>
        <table:table-row table:style-name="ro4">
          <table:table-cell/>
          <table:table-cell table:style-name="ce7" office:value-type="string" calcext:value-type="string">
            <text:p>C<text:span text:style-name="T2">Z</text:span></text:p>
          </table:table-cell>
          <table:table-cell table:style-name="ce15" office:value-type="float" office:value="0.373976453915581" calcext:value-type="float">
            <office:annotation draw:style-name="gr3" draw:text-style-name="P2" svg:width="2.824cm" svg:height="0.503cm" svg:x="6.453cm" svg:y="7.54cm" draw:caption-point-x="-0.233cm" draw:caption-point-y="0.513cm">
              <dc:date>2021-12-13T00:00:00</dc:date>
              <text:p text:style-name="P1"><text:span text:style-name="T1">Celda cambiante</text:span></text:p>
            </office:annotation>
            <text:p>0,373976</text:p>
          </table:table-cell>
          <table:table-cell table:style-name="ce11"/>
          <table:table-cell/>
          <table:table-cell table:style-name="ce7" office:value-type="string" calcext:value-type="string">
            <text:p>C<text:span text:style-name="T2">Y</text:span></text:p>
          </table:table-cell>
          <table:table-cell table:style-name="ce18" table:formula="of:=[.C15]" office:value-type="float" office:value="0.551768737948234" calcext:value-type="float">
            <text:p>0,551769</text:p>
          </table:table-cell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solver_adj" table:base-cell-address="$'Problema 4 Folla 1'.$A$1" table:expression="[$'Problema 4 Folla 1'.$C$13:.$C$14];[$'Problema 4 Folla 1'.$C$16]"/>
          <table:named-expression table:name="solver_cvg" table:base-cell-address="$'Problema 4 Folla 1'.$A$1" table:expression="0.0001"/>
          <table:named-expression table:name="solver_drv" table:base-cell-address="$'Problema 4 Folla 1'.$A$1" table:expression="1"/>
          <table:named-expression table:name="solver_est" table:base-cell-address="$'Problema 4 Folla 1'.$A$1" table:expression="1"/>
          <table:named-expression table:name="solver_itr" table:base-cell-address="$'Problema 4 Folla 1'.$A$1" table:expression="100"/>
          <table:named-range table:name="solver_lhs1" table:base-cell-address="$'Problema 4 Folla 1'.$A$1" table:cell-range-address="$'Problema 4 Folla 1'.$B$3:.$B$5"/>
          <table:named-expression table:name="solver_lin" table:base-cell-address="$'Problema 4 Folla 1'.$A$1" table:expression="2"/>
          <table:named-expression table:name="solver_neg" table:base-cell-address="$'Problema 4 Folla 1'.$A$1" table:expression="2"/>
          <table:named-expression table:name="solver_num" table:base-cell-address="$'Problema 4 Folla 1'.$A$1" table:expression="1"/>
          <table:named-expression table:name="solver_nwt" table:base-cell-address="$'Problema 4 Folla 1'.$A$1" table:expression="1"/>
          <table:named-range table:name="solver_opt" table:base-cell-address="$'Problema 4 Folla 1'.$A$1" table:cell-range-address="$'Problema 4 Folla 1'.$B$6"/>
          <table:named-expression table:name="solver_pre" table:base-cell-address="$'Problema 4 Folla 1'.$A$1" table:expression="0.000001"/>
          <table:named-expression table:name="solver_rel1" table:base-cell-address="$'Problema 4 Folla 1'.$A$1" table:expression="2"/>
          <table:named-expression table:name="solver_rhs1" table:base-cell-address="$'Problema 4 Folla 1'.$A$1" table:expression="0"/>
          <table:named-expression table:name="solver_scl" table:base-cell-address="$'Problema 4 Folla 1'.$A$1" table:expression="2"/>
          <table:named-expression table:name="solver_sho" table:base-cell-address="$'Problema 4 Folla 1'.$A$1" table:expression="2"/>
          <table:named-expression table:name="solver_tim" table:base-cell-address="$'Problema 4 Folla 1'.$A$1" table:expression="100"/>
          <table:named-expression table:name="solver_tol" table:base-cell-address="$'Problema 4 Folla 1'.$A$1" table:expression="0.05"/>
          <table:named-expression table:name="solver_typ" table:base-cell-address="$'Problema 4 Folla 1'.$A$1" table:expression="3"/>
          <table:named-expression table:name="solver_val" table:base-cell-address="$'Problema 4 Folla 1'.$A$1" table:expression="0"/>
        </table:named-expressions>
      </table:table>
      <table:table table:name="Problema 4 Folla 2" table:style-name="ta2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5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cuaciones de equilibrio</text:p>
          </table:table-cell>
          <table:table-cell table:style-name="ce8"/>
          <table:table-cell table:number-columns-repeated="2"/>
          <table:table-cell table:style-name="ce6" office:value-type="string" calcext:value-type="string">
            <text:p>Constantes</text:p>
          </table:table-cell>
          <table:table-cell table:number-columns-repeated="58"/>
        </table:table-row>
        <table:table-row table:style-name="ro3">
          <table:table-cell/>
          <table:table-cell table:style-name="ce3" table:formula="of:=[.G5]*[.C10]*[.C11]-[.C12]*[.C13]" office:value-type="float" office:value="0.330079358161051" calcext:value-type="float">
            <text:p>0,330079358161051</text:p>
          </table:table-cell>
          <table:table-cell table:style-name="ce9" office:value-type="string" calcext:value-type="string">
            <text:p>K<text:span text:style-name="T2">C1</text:span><text:span text:style-name="T3">C</text:span><text:span text:style-name="T4">A</text:span><text:span text:style-name="T3">C</text:span><text:span text:style-name="T4">B</text:span><text:span text:style-name="T3">-C</text:span><text:span text:style-name="T4">C</text:span><text:span text:style-name="T3">C</text:span><text:span text:style-name="T4">D </text:span><text:span text:style-name="T3">= 0</text:span></text:p>
          </table:table-cell>
          <table:table-cell table:number-columns-repeated="2"/>
          <table:table-cell table:style-name="ce3" office:value-type="string" calcext:value-type="string">
            <text:p>C<text:span text:style-name="T2">A0</text:span>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G6]*[.C11]*[.C12]-[.C14]*[.C15]" office:value-type="float" office:value="-0.00000048845338673775" calcext:value-type="float">
            <text:p>-4,88453386737753E-07</text:p>
          </table:table-cell>
          <table:table-cell table:style-name="ce10" office:value-type="string" calcext:value-type="string">
            <text:p>K<text:span text:style-name="T2">C2</text:span><text:span text:style-name="T3">C</text:span><text:span text:style-name="T4">B</text:span><text:span text:style-name="T3">C</text:span><text:span text:style-name="T4">C</text:span><text:span text:style-name="T3">-C</text:span><text:span text:style-name="T4">X</text:span><text:span text:style-name="T3">C</text:span><text:span text:style-name="T4">Y </text:span><text:span text:style-name="T3">= 0</text:span></text:p>
          </table:table-cell>
          <table:table-cell table:number-columns-repeated="2"/>
          <table:table-cell table:style-name="ce4" office:value-type="string" calcext:value-type="string">
            <text:p>C<text:span text:style-name="T2">B0</text:span></text:p>
          </table:table-cell>
          <table:table-cell table:style-name="ce10" office:value-type="float" office:value="1.5" calcext:value-type="float">
            <text:p>1,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G7]*[.C10]*[.C14]-[.C16]" office:value-type="float" office:value="-0.330079831155871" calcext:value-type="float">
            <text:p>-0,330079831155871</text:p>
          </table:table-cell>
          <table:table-cell table:style-name="ce10" office:value-type="string" calcext:value-type="string">
            <text:p>K<text:span text:style-name="T2">C3</text:span><text:span text:style-name="T3">C</text:span><text:span text:style-name="T4">A</text:span><text:span text:style-name="T3">C</text:span><text:span text:style-name="T4">X</text:span><text:span text:style-name="T3">-C</text:span><text:span text:style-name="T4">Z </text:span><text:span text:style-name="T3">= 0</text:span></text:p>
          </table:table-cell>
          <table:table-cell table:number-columns-repeated="2"/>
          <table:table-cell table:style-name="ce4" office:value-type="string" calcext:value-type="string">
            <text:p>K<text:span text:style-name="T2">C1</text:span></text:p>
          </table:table-cell>
          <table:table-cell table:style-name="ce10" office:value-type="float" office:value="1.06" calcext:value-type="float">
            <text:p>1,06</text:p>
          </table:table-cell>
          <table:table-cell table:number-columns-repeated="57"/>
        </table:table-row>
        <table:table-row table:style-name="ro4">
          <table:table-cell/>
          <table:table-cell table:style-name="ce5" table:formula="of:=SUM([.B3:.B5])" office:value-type="float" office:value="-0.00000096144820677102" calcext:value-type="float">
            <office:annotation draw:style-name="gr4" draw:text-style-name="P2" svg:width="2.267cm" svg:height="0.504cm" svg:x="3.112cm" svg:y="2.328cm" draw:caption-point-x="-0.429cm" draw:caption-point-y="0.274cm">
              <dc:date>2021-12-13T00:00:00</dc:date>
              <text:p text:style-name="P1"><text:span text:style-name="T1">Celda Objetivo</text:span></text:p>
            </office:annotation>
            <text:p>-9,61448206771021E-07</text:p>
          </table:table-cell>
          <table:table-cell table:style-name="ce11"/>
          <table:table-cell table:number-columns-repeated="2"/>
          <table:table-cell table:style-name="ce4" office:value-type="string" calcext:value-type="string">
            <text:p>K<text:span text:style-name="T2">C2</text:span></text:p>
          </table:table-cell>
          <table:table-cell table:style-name="ce10" office:value-type="float" office:value="2.63" calcext:value-type="float">
            <text:p>2,63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7" office:value-type="string" calcext:value-type="string">
            <text:p>K<text:span text:style-name="T2">C3</text:span>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table-cell/>
          <table:table-cell table:style-name="ce6" office:value-type="string" calcext:value-type="string">
            <text:p>Parámetros e incógnitas</text:p>
          </table:table-cell>
          <table:table-cell table:number-columns-repeated="3"/>
          <table:table-cell table:style-name="ce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Parámetro</text:p>
          </table:table-cell>
          <table:table-cell table:style-name="ce12" office:value-type="string" calcext:value-type="string">
            <text:p>Valor</text:p>
          </table:table-cell>
          <table:table-cell table:style-name="ce9"/>
          <table:table-cell/>
          <table:table-cell table:style-name="ce2" office:value-type="string" calcext:value-type="string">
            <text:p>Solución</text:p>
          </table:table-cell>
          <table:table-cell table:style-name="ce8"/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A</text:span></text:p>
          </table:table-cell>
          <table:table-cell table:style-name="ce13" table:formula="of:=[.G3]-[.C13]-[.C16]" office:value-type="float" office:value="0.215447668213511" calcext:value-type="float">
            <text:p>0,215448</text:p>
          </table:table-cell>
          <table:table-cell table:style-name="ce10" office:value-type="string" calcext:value-type="string">
            <text:p>C<text:span text:style-name="T2">A</text:span><text:span text:style-name="T3"> = C</text:span><text:span text:style-name="T4">A0</text:span><text:span text:style-name="T3"> - C</text:span><text:span text:style-name="T4">D </text:span><text:span text:style-name="T3">-C</text:span><text:span text:style-name="T4">Z</text:span></text:p>
          </table:table-cell>
          <table:table-cell/>
          <table:table-cell table:style-name="ce3" office:value-type="string" calcext:value-type="string">
            <text:p>C<text:span text:style-name="T2">D</text:span></text:p>
          </table:table-cell>
          <table:table-cell table:style-name="ce16" table:formula="of:=[.C13]" office:value-type="float" office:value="0.428834976463264" calcext:value-type="float">
            <text:p>0,428835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B</text:span></text:p>
          </table:table-cell>
          <table:table-cell table:style-name="ce13" table:formula="of:=[.G4]-[.C13]-[.C15]" office:value-type="float" office:value="-0.272501473706596" calcext:value-type="float">
            <text:p>-0,272501</text:p>
          </table:table-cell>
          <table:table-cell table:style-name="ce10" office:value-type="string" calcext:value-type="string">
            <text:p>C<text:span text:style-name="T2">B</text:span><text:span text:style-name="T3"> = C</text:span><text:span text:style-name="T4">B0</text:span><text:span text:style-name="T3"> - C</text:span><text:span text:style-name="T4">D </text:span><text:span text:style-name="T3">-C</text:span><text:span text:style-name="T4">Y</text:span></text:p>
          </table:table-cell>
          <table:table-cell/>
          <table:table-cell table:style-name="ce4" office:value-type="string" calcext:value-type="string">
            <text:p>C<text:span text:style-name="T2">X</text:span></text:p>
          </table:table-cell>
          <table:table-cell table:style-name="ce17" table:formula="of:=[.C14]" office:value-type="float" office:value="0.487949141920107" calcext:value-type="float">
            <text:p>0,487949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C</text:span></text:p>
          </table:table-cell>
          <table:table-cell table:style-name="ce13" table:formula="of:=[.C13]-[.C15]" office:value-type="float" office:value="-0.914831520780069" calcext:value-type="float">
            <text:p>-0,914832</text:p>
          </table:table-cell>
          <table:table-cell table:style-name="ce10" office:value-type="string" calcext:value-type="string">
            <text:p>C<text:span text:style-name="T2">C</text:span><text:span text:style-name="T3"> = C</text:span><text:span text:style-name="T4">D </text:span><text:span text:style-name="T3">- C</text:span><text:span text:style-name="T4">Y</text:span></text:p>
          </table:table-cell>
          <table:table-cell/>
          <table:table-cell table:style-name="ce4" office:value-type="string" calcext:value-type="string">
            <text:p>C<text:span text:style-name="T2">Z</text:span></text:p>
          </table:table-cell>
          <table:table-cell table:style-name="ce17" table:formula="of:=[.C16]" office:value-type="float" office:value="0.855717355323225" calcext:value-type="float">
            <text:p>0,855717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D</text:span></text:p>
          </table:table-cell>
          <table:table-cell table:style-name="ce14" office:value-type="float" office:value="0.428834976463264" calcext:value-type="float">
            <office:annotation draw:style-name="gr5" draw:text-style-name="P2" svg:width="2.822cm" svg:height="0.503cm" svg:x="6.383cm" svg:y="6.112cm" draw:caption-point-x="-0.43cm" draw:caption-point-y="0.274cm">
              <dc:date>2021-12-13T00:00:00</dc:date>
              <text:p text:style-name="P1"><text:span text:style-name="T1">Celda cambiante</text:span></text:p>
            </office:annotation>
            <text:p>0,428835</text:p>
          </table:table-cell>
          <table:table-cell table:style-name="ce10"/>
          <table:table-cell/>
          <table:table-cell table:style-name="ce4" office:value-type="string" calcext:value-type="string">
            <text:p>C<text:span text:style-name="T2">A</text:span></text:p>
          </table:table-cell>
          <table:table-cell table:style-name="ce17" table:formula="of:=[.C10]" office:value-type="float" office:value="0.215447668213511" calcext:value-type="float">
            <text:p>0,215448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X</text:span></text:p>
          </table:table-cell>
          <table:table-cell table:style-name="ce14" office:value-type="float" office:value="0.487949141920107" calcext:value-type="float">
            <office:annotation draw:style-name="gr6" draw:text-style-name="P2" svg:width="2.822cm" svg:height="0.504cm" svg:x="6.383cm" svg:y="6.667cm" draw:caption-point-x="-0.43cm" draw:caption-point-y="0.275cm">
              <dc:date>2021-12-13T00:00:00</dc:date>
              <text:p text:style-name="P1"><text:span text:style-name="T1">Celda cambiante</text:span></text:p>
            </office:annotation>
            <text:p>0,487949</text:p>
          </table:table-cell>
          <table:table-cell table:style-name="ce10"/>
          <table:table-cell/>
          <table:table-cell table:style-name="ce4" office:value-type="string" calcext:value-type="string">
            <text:p>C<text:span text:style-name="T2">B</text:span></text:p>
          </table:table-cell>
          <table:table-cell table:style-name="ce21" table:formula="of:=[.C11]" office:value-type="float" office:value="-0.272501473706596" calcext:value-type="float">
            <text:p>-0,272501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Y</text:span></text:p>
          </table:table-cell>
          <table:table-cell table:style-name="ce13" table:formula="of:=[.C14]+[.C16]" office:value-type="float" office:value="1.34366649724333" calcext:value-type="float">
            <text:p>1,343666</text:p>
          </table:table-cell>
          <table:table-cell table:style-name="ce10" office:value-type="string" calcext:value-type="string">
            <text:p>C<text:span text:style-name="T2">Y</text:span><text:span text:style-name="T3"> = C</text:span><text:span text:style-name="T4">X </text:span><text:span text:style-name="T3">+ C</text:span><text:span text:style-name="T4">Z</text:span></text:p>
          </table:table-cell>
          <table:table-cell/>
          <table:table-cell table:style-name="ce4" office:value-type="string" calcext:value-type="string">
            <text:p>C<text:span text:style-name="T2">C</text:span></text:p>
          </table:table-cell>
          <table:table-cell table:style-name="ce21" table:formula="of:=[.C12]" office:value-type="float" office:value="-0.914831520780069" calcext:value-type="float">
            <text:p>-0,914832</text:p>
          </table:table-cell>
          <table:table-cell table:number-columns-repeated="57"/>
        </table:table-row>
        <table:table-row table:style-name="ro4">
          <table:table-cell/>
          <table:table-cell table:style-name="ce7" office:value-type="string" calcext:value-type="string">
            <text:p>C<text:span text:style-name="T2">Z</text:span></text:p>
          </table:table-cell>
          <table:table-cell table:style-name="ce15" office:value-type="float" office:value="0.855717355323225" calcext:value-type="float">
            <office:annotation draw:style-name="gr5" draw:text-style-name="P2" svg:width="2.822cm" svg:height="0.503cm" svg:x="6.383cm" svg:y="7.779cm" draw:caption-point-x="-0.43cm" draw:caption-point-y="0.274cm">
              <dc:date>2021-12-13T00:00:00</dc:date>
              <text:p text:style-name="P1"><text:span text:style-name="T1">Celda cambiante</text:span></text:p>
            </office:annotation>
            <text:p>0,855717</text:p>
          </table:table-cell>
          <table:table-cell table:style-name="ce11"/>
          <table:table-cell/>
          <table:table-cell table:style-name="ce7" office:value-type="string" calcext:value-type="string">
            <text:p>C<text:span text:style-name="T2">Y</text:span></text:p>
          </table:table-cell>
          <table:table-cell table:style-name="ce18" table:formula="of:=[.C15]" office:value-type="float" office:value="1.34366649724333" calcext:value-type="float">
            <text:p>1,343666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9"/>
          <table:table-cell table:style-name="ce20"/>
          <table:table-cell table:style-name="ce19" table:number-columns-repeated="2"/>
          <table:table-cell table:number-columns-repeated="60"/>
        </table:table-row>
        <table:table-row table:style-name="ro1" table:number-rows-repeated="7">
          <table:table-cell table:style-name="ce19" table:number-columns-repeated="4"/>
          <table:table-cell table:number-columns-repeated="6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solver_adj" table:base-cell-address="$'Problema 4 Folla 1'.$A$1" table:expression="[$'Problema 4 Folla 2'.$C$13:.$C$14];[$'Problema 4 Folla 2'.$C$16]"/>
          <table:named-expression table:name="solver_cvg" table:base-cell-address="$'Problema 4 Folla 1'.$A$1" table:expression="0.0001"/>
          <table:named-expression table:name="solver_drv" table:base-cell-address="$'Problema 4 Folla 1'.$A$1" table:expression="1"/>
          <table:named-expression table:name="solver_est" table:base-cell-address="$'Problema 4 Folla 1'.$A$1" table:expression="1"/>
          <table:named-expression table:name="solver_itr" table:base-cell-address="$'Problema 4 Folla 1'.$A$1" table:expression="100"/>
          <table:named-range table:name="solver_lhs1" table:base-cell-address="$'Problema 4 Folla 1'.$A$1" table:cell-range-address="$'Problema 4 Folla 2'.$B$3:.$B$5"/>
          <table:named-expression table:name="solver_lin" table:base-cell-address="$'Problema 4 Folla 1'.$A$1" table:expression="2"/>
          <table:named-expression table:name="solver_neg" table:base-cell-address="$'Problema 4 Folla 1'.$A$1" table:expression="2"/>
          <table:named-expression table:name="solver_num" table:base-cell-address="$'Problema 4 Folla 1'.$A$1" table:expression="1"/>
          <table:named-expression table:name="solver_nwt" table:base-cell-address="$'Problema 4 Folla 1'.$A$1" table:expression="1"/>
          <table:named-range table:name="solver_opt" table:base-cell-address="$'Problema 4 Folla 1'.$A$1" table:cell-range-address="$'Problema 4 Folla 2'.$B$6"/>
          <table:named-expression table:name="solver_pre" table:base-cell-address="$'Problema 4 Folla 1'.$A$1" table:expression="0.000001"/>
          <table:named-expression table:name="solver_rel1" table:base-cell-address="$'Problema 4 Folla 1'.$A$1" table:expression="2"/>
          <table:named-expression table:name="solver_rhs1" table:base-cell-address="$'Problema 4 Folla 1'.$A$1" table:expression="0"/>
          <table:named-expression table:name="solver_scl" table:base-cell-address="$'Problema 4 Folla 1'.$A$1" table:expression="2"/>
          <table:named-expression table:name="solver_sho" table:base-cell-address="$'Problema 4 Folla 1'.$A$1" table:expression="2"/>
          <table:named-expression table:name="solver_tim" table:base-cell-address="$'Problema 4 Folla 1'.$A$1" table:expression="100"/>
          <table:named-expression table:name="solver_tol" table:base-cell-address="$'Problema 4 Folla 1'.$A$1" table:expression="0.05"/>
          <table:named-expression table:name="solver_typ" table:base-cell-address="$'Problema 4 Folla 1'.$A$1" table:expression="3"/>
          <table:named-expression table:name="solver_val" table:base-cell-address="$'Problema 4 Folla 1'.$A$1" table:expression="0"/>
        </table:named-expressions>
      </table:table>
      <table:table table:name="Problema 4 Folla 3" table:style-name="ta3">
        <table:table-column table:style-name="co1" table:default-cell-style-name="ce1"/>
        <table:table-column table:style-name="co5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5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cuaciones de equilibrio</text:p>
          </table:table-cell>
          <table:table-cell table:style-name="ce8"/>
          <table:table-cell table:number-columns-repeated="2"/>
          <table:table-cell table:style-name="ce6" office:value-type="string" calcext:value-type="string">
            <text:p>Constantes</text:p>
          </table:table-cell>
          <table:table-cell table:number-columns-repeated="58"/>
        </table:table-row>
        <table:table-row table:style-name="ro3">
          <table:table-cell/>
          <table:table-cell table:style-name="ce3" table:formula="of:=[.G5]*[.C10]*[.C11]-[.C12]*[.C13]" office:value-type="float" office:value="0.00000026653049584047" calcext:value-type="float">
            <text:p>2,66530495840467E-07</text:p>
          </table:table-cell>
          <table:table-cell table:style-name="ce9" office:value-type="string" calcext:value-type="string">
            <text:p>K<text:span text:style-name="T2">C1</text:span><text:span text:style-name="T3">C</text:span><text:span text:style-name="T4">A</text:span><text:span text:style-name="T3">C</text:span><text:span text:style-name="T4">B</text:span><text:span text:style-name="T3">-C</text:span><text:span text:style-name="T4">C</text:span><text:span text:style-name="T3">C</text:span><text:span text:style-name="T4">D </text:span><text:span text:style-name="T3">= 0</text:span></text:p>
          </table:table-cell>
          <table:table-cell table:number-columns-repeated="2"/>
          <table:table-cell table:style-name="ce3" office:value-type="string" calcext:value-type="string">
            <text:p>C<text:span text:style-name="T2">A0</text:span>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G6]*[.C11]*[.C12]-[.C14]*[.C15]" office:value-type="float" office:value="-0.00000013127307124661" calcext:value-type="float">
            <text:p>-1,31273071246607E-07</text:p>
          </table:table-cell>
          <table:table-cell table:style-name="ce10" office:value-type="string" calcext:value-type="string">
            <text:p>K<text:span text:style-name="T2">C2</text:span><text:span text:style-name="T3">C</text:span><text:span text:style-name="T4">B</text:span><text:span text:style-name="T3">C</text:span><text:span text:style-name="T4">C</text:span><text:span text:style-name="T3">-C</text:span><text:span text:style-name="T4">X</text:span><text:span text:style-name="T3">C</text:span><text:span text:style-name="T4">Y </text:span><text:span text:style-name="T3">= 0</text:span></text:p>
          </table:table-cell>
          <table:table-cell table:number-columns-repeated="2"/>
          <table:table-cell table:style-name="ce4" office:value-type="string" calcext:value-type="string">
            <text:p>C<text:span text:style-name="T2">B0</text:span></text:p>
          </table:table-cell>
          <table:table-cell table:style-name="ce10" office:value-type="float" office:value="1.5" calcext:value-type="float">
            <text:p>1,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G7]*[.C10]*[.C14]-[.C16]" office:value-type="float" office:value="-0.00000033553977596412" calcext:value-type="float">
            <text:p>-3,35539775964122E-07</text:p>
          </table:table-cell>
          <table:table-cell table:style-name="ce10" office:value-type="string" calcext:value-type="string">
            <text:p>K<text:span text:style-name="T2">C3</text:span><text:span text:style-name="T3">C</text:span><text:span text:style-name="T4">A</text:span><text:span text:style-name="T3">C</text:span><text:span text:style-name="T4">X</text:span><text:span text:style-name="T3">-C</text:span><text:span text:style-name="T4">Z </text:span><text:span text:style-name="T3">= 0</text:span></text:p>
          </table:table-cell>
          <table:table-cell table:number-columns-repeated="2"/>
          <table:table-cell table:style-name="ce4" office:value-type="string" calcext:value-type="string">
            <text:p>K<text:span text:style-name="T2">C1</text:span></text:p>
          </table:table-cell>
          <table:table-cell table:style-name="ce10" office:value-type="float" office:value="1.06" calcext:value-type="float">
            <text:p>1,06</text:p>
          </table:table-cell>
          <table:table-cell table:number-columns-repeated="57"/>
        </table:table-row>
        <table:table-row table:style-name="ro4">
          <table:table-cell/>
          <table:table-cell table:style-name="ce5" table:formula="of:=SUM([.B3:.B5])" office:value-type="float" office:value="-0.00000020028235137026" calcext:value-type="float">
            <office:annotation draw:style-name="gr7" draw:text-style-name="P2" svg:width="2.268cm" svg:height="0.504cm" svg:x="4.817cm" svg:y="2.328cm" draw:caption-point-x="-2.134cm" draw:caption-point-y="0.274cm">
              <dc:date>2021-12-13T00:00:00</dc:date>
              <text:p text:style-name="P1"><text:span text:style-name="T1">Celda Objetivo</text:span></text:p>
            </office:annotation>
            <text:p>-2,00282351370262E-07</text:p>
          </table:table-cell>
          <table:table-cell table:style-name="ce11"/>
          <table:table-cell table:number-columns-repeated="2"/>
          <table:table-cell table:style-name="ce4" office:value-type="string" calcext:value-type="string">
            <text:p>K<text:span text:style-name="T2">C2</text:span></text:p>
          </table:table-cell>
          <table:table-cell table:style-name="ce10" office:value-type="float" office:value="2.63" calcext:value-type="float">
            <text:p>2,63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7" office:value-type="string" calcext:value-type="string">
            <text:p>K<text:span text:style-name="T2">C3</text:span>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table-cell/>
          <table:table-cell table:style-name="ce6" office:value-type="string" calcext:value-type="string">
            <text:p>Parámetros e incógnitas</text:p>
          </table:table-cell>
          <table:table-cell table:number-columns-repeated="3"/>
          <table:table-cell table:style-name="ce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Parámetro</text:p>
          </table:table-cell>
          <table:table-cell table:style-name="ce12" office:value-type="string" calcext:value-type="string">
            <text:p>Valor</text:p>
          </table:table-cell>
          <table:table-cell table:style-name="ce9"/>
          <table:table-cell/>
          <table:table-cell table:style-name="ce2" office:value-type="string" calcext:value-type="string">
            <text:p>Solución</text:p>
          </table:table-cell>
          <table:table-cell table:style-name="ce8"/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A</text:span></text:p>
          </table:table-cell>
          <table:table-cell table:style-name="ce22" table:formula="of:=[.G3]-[.C13]-[.C16]" office:value-type="float" office:value="-0.700637724377142" calcext:value-type="float">
            <text:p>-0,700638</text:p>
          </table:table-cell>
          <table:table-cell table:style-name="ce10" office:value-type="string" calcext:value-type="string">
            <text:p>C<text:span text:style-name="T2">A</text:span><text:span text:style-name="T3"> = C</text:span><text:span text:style-name="T4">A0</text:span><text:span text:style-name="T3"> - C</text:span><text:span text:style-name="T4">D </text:span><text:span text:style-name="T3">-C</text:span><text:span text:style-name="T4">Z</text:span></text:p>
          </table:table-cell>
          <table:table-cell/>
          <table:table-cell table:style-name="ce3" office:value-type="string" calcext:value-type="string">
            <text:p>C<text:span text:style-name="T2">D</text:span></text:p>
          </table:table-cell>
          <table:table-cell table:style-name="ce16" table:formula="of:=[.C13]" office:value-type="float" office:value="1.07010419865325" calcext:value-type="float">
            <text:p>1,070104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B</text:span></text:p>
          </table:table-cell>
          <table:table-cell table:style-name="ce22" table:formula="of:=[.G4]-[.C13]-[.C15]" office:value-type="float" office:value="-0.377922246506137" calcext:value-type="float">
            <text:p>-0,377922</text:p>
          </table:table-cell>
          <table:table-cell table:style-name="ce10" office:value-type="string" calcext:value-type="string">
            <text:p>C<text:span text:style-name="T2">B</text:span><text:span text:style-name="T3"> = C</text:span><text:span text:style-name="T4">B0</text:span><text:span text:style-name="T3"> - C</text:span><text:span text:style-name="T4">D </text:span><text:span text:style-name="T3">-C</text:span><text:span text:style-name="T4">Y</text:span></text:p>
          </table:table-cell>
          <table:table-cell/>
          <table:table-cell table:style-name="ce4" office:value-type="string" calcext:value-type="string">
            <text:p>C<text:span text:style-name="T2">X</text:span></text:p>
          </table:table-cell>
          <table:table-cell table:style-name="ce21" table:formula="of:=[.C14]" office:value-type="float" office:value="-0.322715477871005" calcext:value-type="float">
            <text:p>-0,322715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C</text:span></text:p>
          </table:table-cell>
          <table:table-cell table:style-name="ce13" table:formula="of:=[.C13]-[.C15]" office:value-type="float" office:value="0.262286150800369" calcext:value-type="float">
            <text:p>0,262286</text:p>
          </table:table-cell>
          <table:table-cell table:style-name="ce10" office:value-type="string" calcext:value-type="string">
            <text:p>C<text:span text:style-name="T2">C</text:span><text:span text:style-name="T3"> = C</text:span><text:span text:style-name="T4">D </text:span><text:span text:style-name="T3">- C</text:span><text:span text:style-name="T4">Y</text:span></text:p>
          </table:table-cell>
          <table:table-cell/>
          <table:table-cell table:style-name="ce4" office:value-type="string" calcext:value-type="string">
            <text:p>C<text:span text:style-name="T2">Z</text:span></text:p>
          </table:table-cell>
          <table:table-cell table:style-name="ce17" table:formula="of:=[.C16]" office:value-type="float" office:value="1.13053352572389" calcext:value-type="float">
            <text:p>1,130534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D</text:span></text:p>
          </table:table-cell>
          <table:table-cell table:style-name="ce14" office:value-type="float" office:value="1.07010419865325" calcext:value-type="float">
            <office:annotation draw:style-name="gr8" draw:text-style-name="P2" svg:width="2.815cm" svg:height="0.503cm" svg:x="7.052cm" svg:y="6.112cm" draw:caption-point-x="-1.099cm" draw:caption-point-y="0.274cm">
              <dc:date>2021-12-13T00:00:00</dc:date>
              <text:p text:style-name="P1"><text:span text:style-name="T1">Celda cambiante</text:span></text:p>
            </office:annotation>
            <text:p>1,070104</text:p>
          </table:table-cell>
          <table:table-cell table:style-name="ce10"/>
          <table:table-cell/>
          <table:table-cell table:style-name="ce4" office:value-type="string" calcext:value-type="string">
            <text:p>C<text:span text:style-name="T2">A</text:span></text:p>
          </table:table-cell>
          <table:table-cell table:style-name="ce21" table:formula="of:=[.C10]" office:value-type="float" office:value="-0.700637724377142" calcext:value-type="float">
            <text:p>-0,700638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X</text:span></text:p>
          </table:table-cell>
          <table:table-cell table:style-name="ce23" office:value-type="float" office:value="-0.322715477871005" calcext:value-type="float">
            <office:annotation draw:style-name="gr9" draw:text-style-name="P2" svg:width="2.815cm" svg:height="0.504cm" svg:x="7.052cm" svg:y="6.667cm" draw:caption-point-x="-1.099cm" draw:caption-point-y="0.275cm">
              <dc:date>2021-12-13T00:00:00</dc:date>
              <text:p text:style-name="P1"><text:span text:style-name="T1">Celda cambiante</text:span></text:p>
            </office:annotation>
            <text:p>-0,322715</text:p>
          </table:table-cell>
          <table:table-cell table:style-name="ce10"/>
          <table:table-cell/>
          <table:table-cell table:style-name="ce4" office:value-type="string" calcext:value-type="string">
            <text:p>C<text:span text:style-name="T2">B</text:span></text:p>
          </table:table-cell>
          <table:table-cell table:style-name="ce21" table:formula="of:=[.C11]" office:value-type="float" office:value="-0.377922246506137" calcext:value-type="float">
            <text:p>-0,377922</text:p>
          </table:table-cell>
          <table:table-cell table:number-columns-repeated="57"/>
        </table:table-row>
        <table:table-row table:style-name="ro3">
          <table:table-cell/>
          <table:table-cell table:style-name="ce4" office:value-type="string" calcext:value-type="string">
            <text:p>C<text:span text:style-name="T2">Y</text:span></text:p>
          </table:table-cell>
          <table:table-cell table:style-name="ce13" table:formula="of:=[.C14]+[.C16]" office:value-type="float" office:value="0.807818047852884" calcext:value-type="float">
            <text:p>0,807818</text:p>
          </table:table-cell>
          <table:table-cell table:style-name="ce10" office:value-type="string" calcext:value-type="string">
            <text:p>C<text:span text:style-name="T2">Y</text:span><text:span text:style-name="T3"> = C</text:span><text:span text:style-name="T4">X </text:span><text:span text:style-name="T3">+ C</text:span><text:span text:style-name="T4">Z</text:span></text:p>
          </table:table-cell>
          <table:table-cell/>
          <table:table-cell table:style-name="ce4" office:value-type="string" calcext:value-type="string">
            <text:p>C<text:span text:style-name="T2">C</text:span></text:p>
          </table:table-cell>
          <table:table-cell table:style-name="ce17" table:formula="of:=[.C12]" office:value-type="float" office:value="0.262286150800369" calcext:value-type="float">
            <text:p>0,262286</text:p>
          </table:table-cell>
          <table:table-cell table:number-columns-repeated="57"/>
        </table:table-row>
        <table:table-row table:style-name="ro4">
          <table:table-cell/>
          <table:table-cell table:style-name="ce7" office:value-type="string" calcext:value-type="string">
            <text:p>C<text:span text:style-name="T2">Z</text:span></text:p>
          </table:table-cell>
          <table:table-cell table:style-name="ce15" office:value-type="float" office:value="1.13053352572389" calcext:value-type="float">
            <office:annotation draw:style-name="gr8" draw:text-style-name="P2" svg:width="2.815cm" svg:height="0.503cm" svg:x="7.052cm" svg:y="7.779cm" draw:caption-point-x="-1.099cm" draw:caption-point-y="0.274cm">
              <dc:date>2021-12-13T00:00:00</dc:date>
              <text:p text:style-name="P1"><text:span text:style-name="T1">Celda cambiante</text:span></text:p>
            </office:annotation>
            <text:p>1,130534</text:p>
          </table:table-cell>
          <table:table-cell table:style-name="ce11"/>
          <table:table-cell/>
          <table:table-cell table:style-name="ce7" office:value-type="string" calcext:value-type="string">
            <text:p>C<text:span text:style-name="T2">Y</text:span></text:p>
          </table:table-cell>
          <table:table-cell table:style-name="ce18" table:formula="of:=[.C15]" office:value-type="float" office:value="0.807818047852884" calcext:value-type="float">
            <text:p>0,807818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" office:value-type="string" calcext:value-type="string">
            <text:p>No se poido acadar unha solución válida (concentracións negativas)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solver_adj" table:base-cell-address="$'Problema 4 Folla 1'.$A$1" table:expression="[$'Problema 4 Folla 3'.$C$13:.$C$14];[$'Problema 4 Folla 3'.$C$16]"/>
          <table:named-expression table:name="solver_cvg" table:base-cell-address="$'Problema 4 Folla 1'.$A$1" table:expression="0.0001"/>
          <table:named-expression table:name="solver_drv" table:base-cell-address="$'Problema 4 Folla 1'.$A$1" table:expression="1"/>
          <table:named-expression table:name="solver_est" table:base-cell-address="$'Problema 4 Folla 1'.$A$1" table:expression="1"/>
          <table:named-expression table:name="solver_itr" table:base-cell-address="$'Problema 4 Folla 1'.$A$1" table:expression="100"/>
          <table:named-range table:name="solver_lhs1" table:base-cell-address="$'Problema 4 Folla 1'.$A$1" table:cell-range-address="$'Problema 4 Folla 3'.$B$3:.$B$5"/>
          <table:named-expression table:name="solver_lin" table:base-cell-address="$'Problema 4 Folla 1'.$A$1" table:expression="2"/>
          <table:named-expression table:name="solver_neg" table:base-cell-address="$'Problema 4 Folla 1'.$A$1" table:expression="2"/>
          <table:named-expression table:name="solver_num" table:base-cell-address="$'Problema 4 Folla 1'.$A$1" table:expression="1"/>
          <table:named-expression table:name="solver_nwt" table:base-cell-address="$'Problema 4 Folla 1'.$A$1" table:expression="1"/>
          <table:named-range table:name="solver_opt" table:base-cell-address="$'Problema 4 Folla 1'.$A$1" table:cell-range-address="$'Problema 4 Folla 3'.$B$6"/>
          <table:named-expression table:name="solver_pre" table:base-cell-address="$'Problema 4 Folla 1'.$A$1" table:expression="0.000001"/>
          <table:named-expression table:name="solver_rel1" table:base-cell-address="$'Problema 4 Folla 1'.$A$1" table:expression="2"/>
          <table:named-expression table:name="solver_rhs1" table:base-cell-address="$'Problema 4 Folla 1'.$A$1" table:expression="0"/>
          <table:named-expression table:name="solver_scl" table:base-cell-address="$'Problema 4 Folla 1'.$A$1" table:expression="2"/>
          <table:named-expression table:name="solver_sho" table:base-cell-address="$'Problema 4 Folla 1'.$A$1" table:expression="2"/>
          <table:named-expression table:name="solver_tim" table:base-cell-address="$'Problema 4 Folla 1'.$A$1" table:expression="100"/>
          <table:named-expression table:name="solver_tol" table:base-cell-address="$'Problema 4 Folla 1'.$A$1" table:expression="0.05"/>
          <table:named-expression table:name="solver_typ" table:base-cell-address="$'Problema 4 Folla 1'.$A$1" table:expression="3"/>
          <table:named-expression table:name="solver_val" table:base-cell-address="$'Problema 4 Folla 1'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0" number:min-decimal-places="0" number:min-integer-digits="1" number:grouping="true"/>
      <number:text> pta</number:text>
    </number:number-style>
    <number:number-style style:name="N12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pta</number:text>
    </number:number-style>
    <number:number-style style:name="N122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4P2" style:volatile="true">
      <number:text> </number:text>
      <number:fill-character> </number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5P2" style:volatile="true">
      <number:text> </number:text>
      <number:fill-character> </number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Sí</number:text>
    </number:number-style>
    <number:number-style style:name="N128P1" style:volatile="true">
      <number:text>Sí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Verdadero</number:text>
    </number:number-style>
    <number:number-style style:name="N129P1" style:volatile="true">
      <number:text>Verdadero</number:text>
    </number:number-style>
    <number:number-style style:name="N129">
      <number:text>Fals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Activado</number:text>
    </number:number-style>
    <number:number-style style:name="N130P1" style:volatile="true">
      <number:text>Activado</number:text>
    </number:number-style>
    <number:number-style style:name="N130">
      <number:text>Desactivado</number:text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blema_20_4_20_Folla_20_1" style:display-name="PageStyle_Problema 4 Foll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blema_20_4_20_Folla_20_2" style:display-name="PageStyle_Problema 4 Folla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blema_20_4_20_Folla_20_3" style:display-name="PageStyle_Problema 4 Folla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xo Sánchez</meta:initial-creator>
    <meta:creation-date>1999-11-21T19:28:47</meta:creation-date>
    <dc:creator>Anxo Sánchez Bermúdez</dc:creator>
    <dc:date>2016-11-15T19:32:45</dc:date>
    <meta:print-date>1999-11-23T21:01:40</meta:print-date>
    <meta:generator>LibreOffice/7.2.1.2$Windows_X86_64 LibreOffice_project/87b77fad49947c1441b67c559c339af8f3517e22</meta:generator>
    <meta:document-statistic meta:table-count="3" meta:cell-count="166" meta:object-count="0"/>
  </office:meta>
</office:document-meta>
</file>